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MT" svg:font-family="'Arial MT'" style:font-family-generic="swiss"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text-indent="0cm" style:auto-text-indent="false" style:page-number="1"/>
      <style:text-properties style:font-name="Times New Roman" fo:font-size="12pt" style:font-name-asian="Times New Roman1" style:font-size-asian="12pt" style:font-name-complex="Times New Roman1" style:font-size-complex="12pt"/>
    </style:style>
    <style:style style:name="P2" style:family="paragraph" style:parent-style-name="normal">
      <style:paragraph-properties fo:text-indent="0cm" style:auto-text-indent="false"/>
      <style:text-properties style:font-name="Times New Roman" fo:font-size="12pt" style:font-name-asian="Times New Roman1" style:font-size-asian="12pt" style:font-name-complex="Times New Roman1" style:font-size-complex="12pt"/>
    </style:style>
    <style:style style:name="P3" style:family="paragraph" style:parent-style-name="normal">
      <style:paragraph-properties fo:text-align="center"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normal">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Heading_20_1" style:list-style-name="">
      <style:paragraph-properties fo:margin-top="0cm" fo:margin-bottom="0cm" style:contextual-spacing="false" fo:line-height="100%" fo:text-align="center" style:justify-single-word="false">
        <style:tab-stops>
          <style:tab-stop style:position="7.156cm"/>
        </style:tab-stops>
      </style:paragraph-properties>
      <style:text-properties officeooo:paragraph-rsid="001b5978"/>
    </style:style>
    <style:style style:name="P7" style:family="paragraph" style:parent-style-name="normal" style:list-style-name="">
      <style:paragraph-properties fo:margin-top="0cm" fo:margin-bottom="0cm" style:contextual-spacing="false" fo:line-height="100%" fo:text-align="center" style:justify-single-word="false">
        <style:tab-stops>
          <style:tab-stop style:position="7.156cm"/>
        </style:tab-stops>
      </style:paragraph-properties>
      <style:text-properties officeooo:paragraph-rsid="001b5978"/>
    </style:style>
    <style:style style:name="P8" style:family="paragraph" style:parent-style-name="Text_20_body">
      <style:paragraph-properties fo:margin-left="0cm" fo:margin-right="0cm" fo:margin-top="0.22cm" fo:margin-bottom="0cm" style:contextual-spacing="false" fo:text-align="start" style:justify-single-word="false"/>
      <style:text-properties style:text-position="0% 100%" style:font-name="Times New Roman" fo:font-size="12pt" fo:font-style="normal" fo:font-weight="bold" officeooo:rsid="001c0cbc" officeooo:paragraph-rsid="00237f0f" style:font-size-asian="12pt" style:font-style-asian="normal" style:font-weight-asian="bold" style:font-size-complex="12pt" style:font-style-complex="normal"/>
    </style:style>
    <style:style style:name="P9" style:family="paragraph" style:parent-style-name="Text_20_body">
      <style:paragraph-properties fo:margin-left="0cm" fo:margin-right="0cm" fo:margin-top="0.22cm" fo:margin-bottom="0cm" style:contextual-spacing="false" fo:text-align="start" style:justify-single-word="false"/>
      <style:text-properties style:text-position="0% 100%" style:font-name="Times New Roman" fo:font-size="12pt" fo:font-style="normal" fo:font-weight="normal" officeooo:rsid="001cae7a" officeooo:paragraph-rsid="00237f0f"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22cm" fo:margin-bottom="0cm" style:contextual-spacing="false" fo:text-align="start" style:justify-single-word="false"/>
      <style:text-properties style:text-position="0% 100%" style:font-name="Times New Roman" fo:font-size="12pt" fo:font-style="normal" fo:font-weight="normal" officeooo:rsid="001e3b9b" officeooo:paragraph-rsid="001e3b9b"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22cm" fo:margin-bottom="0cm" style:contextual-spacing="false" fo:text-align="start" style:justify-single-word="false"/>
      <style:text-properties style:text-position="0% 100%" style:font-name="Times New Roman" fo:font-size="12pt" fo:font-style="normal" fo:font-weight="normal" officeooo:rsid="00237f0f" officeooo:paragraph-rsid="002269f0"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22cm" fo:margin-bottom="0cm" style:contextual-spacing="false" fo:text-align="start" style:justify-single-word="false"/>
      <style:text-properties style:font-name="Times New Roman" fo:font-size="12pt" officeooo:rsid="00237f0f" officeooo:paragraph-rsid="00237f0f" style:font-size-asian="12pt" style:font-size-complex="12pt"/>
    </style:style>
    <style:style style:name="P13" style:family="paragraph" style:parent-style-name="normal">
      <style:paragraph-properties fo:text-indent="0cm" style:auto-text-indent="false"/>
      <style:text-properties style:font-name="Times New Roman" fo:font-size="12pt" officeooo:rsid="001a60cc" officeooo:paragraph-rsid="001b5978" style:font-size-asian="12pt" style:font-size-complex="12pt"/>
    </style:style>
    <style:style style:name="P14" style:family="paragraph" style:parent-style-name="Heading_20_1" style:list-style-name="WWNum5">
      <style:paragraph-properties fo:margin-left="7.156cm" fo:margin-right="0cm" fo:margin-top="0cm" fo:margin-bottom="0cm" style:contextual-spacing="false" fo:line-height="100%" fo:text-align="start" style:justify-single-word="false" fo:text-indent="-0.861cm" style:auto-text-indent="false">
        <style:tab-stops>
          <style:tab-stop style:position="7.156cm"/>
        </style:tab-stops>
      </style:paragraph-properties>
      <style:text-properties style:font-name="Times New Roman" fo:font-size="12pt" officeooo:rsid="0019341e" officeooo:paragraph-rsid="0019341e" style:font-size-asian="12pt" style:font-size-complex="12pt"/>
    </style:style>
    <style:style style:name="P15" style:family="paragraph" style:parent-style-name="normal">
      <style:text-properties style:font-name="Times New Roman" fo:font-size="12pt" style:font-size-asian="12pt" style:font-size-complex="12pt"/>
    </style:style>
    <style:style style:name="P16" style:family="paragraph" style:parent-style-name="normal" style:master-page-name="">
      <style:paragraph-properties fo:line-height="200%" fo:text-align="start" style:justify-single-word="false" fo:text-indent="1.27cm" style:auto-text-indent="false" style:page-number="auto">
        <style:tab-stops/>
      </style:paragraph-properties>
      <style:text-properties style:font-name="Times New Roman" fo:font-size="12pt" officeooo:paragraph-rsid="0025c9e6" style:font-name-asian="Times New Roman1" style:font-size-asian="12pt" style:font-name-complex="Times New Roman1" style:font-size-complex="12pt"/>
    </style:style>
    <style:style style:name="P17" style:family="paragraph" style:parent-style-name="normal">
      <style:paragraph-properties fo:line-height="200%" fo:text-align="start" style:justify-single-word="false" fo:text-indent="0cm" style:auto-text-indent="false">
        <style:tab-stops/>
      </style:paragraph-properties>
      <style:text-properties style:font-name="Times New Roman" fo:font-size="12pt" officeooo:paragraph-rsid="0025c9e6" style:font-size-asian="12pt" style:font-size-complex="12pt"/>
    </style:style>
    <style:style style:name="P18" style:family="paragraph" style:parent-style-name="normal">
      <style:paragraph-properties fo:text-align="start" style:justify-single-word="false"/>
      <style:text-properties style:font-name="Times New Roman" fo:font-size="12pt" fo:font-weight="bold" officeooo:rsid="001a08f3" style:font-name-asian="Times New Roman1" style:font-size-asian="12pt" style:font-weight-asian="bold" style:font-name-complex="Times New Roman1" style:font-size-complex="12pt" style:font-weight-complex="bold"/>
    </style:style>
    <style:style style:name="P19" style:family="paragraph" style:parent-style-name="normal">
      <style:paragraph-properties fo:text-align="start" style:justify-single-word="false"/>
      <style:text-properties style:font-name="Times New Roman" fo:font-size="12pt" style:font-size-asian="12pt" style:font-size-complex="12pt"/>
    </style:style>
    <style:style style:name="P20" style:family="paragraph" style:parent-style-name="normal">
      <style:text-properties style:font-name="Times New Roman" fo:font-size="12pt" style:font-name-asian="Times New Roman1" style:font-size-asian="12pt" style:font-name-complex="Times New Roman1" style:font-size-complex="12pt"/>
    </style:style>
    <style:style style:name="P21" style:family="paragraph" style:parent-style-name="normal">
      <style:paragraph-properties fo:text-indent="0cm" style:auto-text-indent="false"/>
      <style:text-properties style:font-name="Times New Roman" fo:font-size="12pt" style:font-size-asian="12pt" style:font-size-complex="12pt"/>
    </style:style>
    <style:style style:name="P22" style:family="paragraph" style:parent-style-name="normal">
      <style:paragraph-properties fo:text-indent="0cm" style:auto-text-indent="false"/>
      <style:text-properties style:font-name="Times New Roman" fo:font-size="12pt" officeooo:paragraph-rsid="0027c470" style:font-size-asian="12pt" style:font-size-complex="12pt"/>
    </style:style>
    <style:style style:name="P23" style:family="paragraph" style:parent-style-name="normal">
      <style:paragraph-properties fo:text-indent="0cm" style:auto-text-indent="false"/>
      <style:text-properties style:font-name="Times New Roman" fo:font-size="12pt" officeooo:rsid="001a60cc" officeooo:paragraph-rsid="001a60cc" style:font-size-asian="12pt" style:font-size-complex="12pt"/>
    </style:style>
    <style:style style:name="P24" style:family="paragraph" style:parent-style-name="Heading_20_1" style:list-style-name="WWNum5">
      <style:paragraph-properties fo:margin-left="7.156cm" fo:margin-right="0cm" fo:margin-top="0cm" fo:margin-bottom="0cm" style:contextual-spacing="false" fo:line-height="100%" fo:text-align="start" style:justify-single-word="false" fo:text-indent="0cm" style:auto-text-indent="false">
        <style:tab-stops>
          <style:tab-stop style:position="7.156cm"/>
        </style:tab-stops>
      </style:paragraph-properties>
      <style:text-properties style:font-name="Times New Roman" fo:font-size="12pt" officeooo:paragraph-rsid="001a60cc" style:font-size-asian="12pt" style:font-size-complex="12pt"/>
    </style:style>
    <style:style style:name="P25" style:family="paragraph" style:parent-style-name="Heading_20_1" style:list-style-name="">
      <style:paragraph-properties fo:margin-top="0cm" fo:margin-bottom="0cm" style:contextual-spacing="false" fo:line-height="100%" fo:text-align="center" style:justify-single-word="false">
        <style:tab-stops>
          <style:tab-stop style:position="7.156cm"/>
        </style:tab-stops>
      </style:paragraph-properties>
      <style:text-properties style:font-name="Times New Roman" fo:font-size="12pt" officeooo:rsid="001a60cc" officeooo:paragraph-rsid="001a60cc" style:font-size-asian="12pt" style:font-size-complex="12pt"/>
    </style:style>
    <style:style style:name="P26" style:family="paragraph" style:parent-style-name="normal">
      <style:paragraph-properties fo:text-indent="0cm" style:auto-text-indent="false"/>
      <style:text-properties style:font-name="Times New Roman" fo:font-size="12pt" officeooo:rsid="001b5978" officeooo:paragraph-rsid="001a60cc" style:font-size-asian="12pt" style:font-size-complex="12pt"/>
    </style:style>
    <style:style style:name="P27" style:family="paragraph" style:parent-style-name="normal">
      <style:paragraph-properties fo:text-indent="0cm" style:auto-text-indent="false" fo:break-before="page"/>
      <style:text-properties style:font-name="Times New Roman" fo:font-size="12pt" officeooo:rsid="001b5978" officeooo:paragraph-rsid="001a60cc" style:font-size-asian="12pt" style:font-size-complex="12pt"/>
    </style:style>
    <style:style style:name="P28" style:family="paragraph" style:parent-style-name="normal">
      <style:paragraph-properties fo:text-align="center" style:justify-single-word="false" fo:text-indent="0cm" style:auto-text-indent="false" fo:break-before="page"/>
      <style:text-properties style:font-name="Times New Roman" fo:font-size="12pt" officeooo:rsid="001a60cc" officeooo:paragraph-rsid="001a60cc" style:font-size-asian="12pt" style:font-size-complex="12pt"/>
    </style:style>
    <style:style style:name="P29" style:family="paragraph" style:parent-style-name="normal">
      <style:paragraph-properties fo:text-align="center" style:justify-single-word="false" fo:text-indent="0cm" style:auto-text-indent="false" fo:break-before="page"/>
      <style:text-properties style:font-name="Times New Roman" fo:font-size="12pt" officeooo:rsid="002269f0" officeooo:paragraph-rsid="002269f0" style:font-size-asian="12pt" style:font-size-complex="12pt"/>
    </style:style>
    <style:style style:name="P30" style:family="paragraph" style:parent-style-name="normal">
      <style:paragraph-properties fo:text-align="center" style:justify-single-word="false" fo:text-indent="0cm" style:auto-text-indent="false"/>
      <style:text-properties style:font-name="Times New Roman" fo:font-size="12pt" officeooo:rsid="002269f0" officeooo:paragraph-rsid="002269f0" style:font-size-asian="12pt" style:font-size-complex="12pt"/>
    </style:style>
    <style:style style:name="P31"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32" style:family="paragraph">
      <loext:graphic-properties draw:fill="none"/>
      <style:paragraph-properties fo:text-align="start"/>
      <style:text-properties fo:font-size="18pt"/>
    </style:style>
    <style:style style:name="T1" style:family="text">
      <style:text-properties style:font-name-asian="Times New Roman1" style:font-name-complex="Times New Roman1"/>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etter-spacing="-0.004cm" style:font-size-asian="12pt" style:font-size-complex="12pt"/>
    </style:style>
    <style:style style:name="T4" style:family="text">
      <style:text-properties fo:font-weight="normal" officeooo:rsid="001cae7a" style:font-weight-asian="normal" style:font-weight-complex="normal"/>
    </style:style>
    <style:style style:name="T5" style:family="text">
      <style:text-properties fo:font-weight="normal" style:font-weight-asian="normal" style:font-weight-complex="normal"/>
    </style:style>
    <style:style style:name="T6" style:family="text">
      <style:text-properties fo:letter-spacing="-0.004cm"/>
    </style:style>
    <style:style style:name="T7" style:family="text">
      <style:text-properties fo:letter-spacing="-0.004cm" officeooo:rsid="00254d58"/>
    </style:style>
    <style:style style:name="T8" style:family="text">
      <style:text-properties fo:font-weight="bold" officeooo:rsid="001a08f3" style:font-name-asian="Times New Roman1" style:font-weight-asian="bold" style:font-name-complex="Times New Roman1" style:font-weight-complex="bold"/>
    </style:style>
    <style:style style:name="T9" style:family="text">
      <style:text-properties fo:font-style="italic" fo:font-weight="normal" officeooo:rsid="001a08f3" style:font-name-asian="Times New Roman1" style:font-style-asian="italic" style:font-weight-asian="normal" style:font-name-complex="Times New Roman1" style:font-style-complex="italic" style:font-weight-complex="normal"/>
    </style:style>
    <style:style style:name="T10" style:family="text">
      <style:text-properties fo:font-style="italic" fo:font-weight="normal" officeooo:rsid="0025c9e6" style:font-name-asian="Times New Roman1" style:font-style-asian="italic" style:font-weight-asian="normal" style:font-name-complex="Times New Roman1" style:font-style-complex="italic" style:font-weight-complex="normal"/>
    </style:style>
    <style:style style:name="T11" style:family="text">
      <style:text-properties style:font-name="Arial MT" fo:font-size="11pt" style:font-size-asian="11pt"/>
    </style:style>
    <style:style style:name="T12" style:family="text">
      <style:text-properties style:font-name="Arial MT" fo:font-size="11pt" fo:letter-spacing="-0.009cm" style:font-size-asian="11pt"/>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0.506cm" fo:min-width="0.6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ORRIGAN:</text:p>
      <text:p text:style-name="P3">PORTABLE <text:s/>MESSSTATION <text:s/>ZUR <text:s/>LESUNG <text:s/>VON <text:s/>WASSERDATEN <text:s/>AUF <text:s/>BASIS <text:s/>DER <text:s/>RASPBERRY <text:s/>PI <text:s/>PLATTFOR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Leonie <text:s/>Riedel, Michelle <text:s/>Wallmann</text:p>
      <text:p text:style-name="P3">331 <text:s/>PK <text:s/>inf/mat <text:s/>24/25</text:p>
      <text:p text:style-name="P3">Februar <text:s/>28, <text:s/>2025</text:p>
      <text:p text:style-name="P3"/>
      <text:p text:style-name="P3"/>
      <text:p text:style-name="P3"/>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ext:soft-page-break/>Inhaltsverzeichnis</text:p>
          </text:index-title>
          <text:p text:style-name="P4"><text:a xlink:type="simple" xlink:href="#__RefHeading___Toc9151_2223596081" text:style-name="Index_20_Link" text:visited-style-name="Index_20_Link">Abstract<text:tab/>2</text:a></text:p>
          <text:p text:style-name="P4"><text:a xlink:type="simple" xlink:href="#__RefHeading___Toc9151_2223596081%20Kopie%201" text:style-name="Index_20_Link" text:visited-style-name="Index_20_Link">Vorwort<text:tab/>3</text:a></text:p>
        </text:index-body>
      </text:table-of-content>
      <text:p text:style-name="P5"><text:span text:style-name="T1"/></text:p>
      <text:p text:style-name="P2"/>
      <text:p text:style-name="P2"/>
      <text:p text:style-name="P2"/>
      <text:h text:style-name="P6"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7" text:outline-level="2"><text:span text:style-name="T2"/></text:h>
      <text:h text:style-name="P6" text:outline-level="2"><text:bookmark text:name="_TOC_250019"/><text:bookmark-start text:name="__RefHeading___Toc9151_2223596081"/><text:soft-page-break/><text:span text:style-name="T3">Abstract </text:span><text:bookmark-end text:name="__RefHeading___Toc9151_2223596081"/></text:h>
      <text:p text:style-name="P8"><text:span text:style-name="T4"/></text:p>
      <text:p text:style-name="P9">In <text:s/>den <text:s/>letzten <text:s/>Jahrzehnten <text:s/>hat <text:s/>die <text:s/>Welt <text:s/>zunehmend <text:s/>eine <text:s/>informationsorientierte Ausrichtung <text:s/>erfahren, <text:s/>was <text:s/>auch <text:s/>zu <text:s/>einer <text:s/>wachsenden <text:s/>Zahl <text:s/>empirischer <text:s/>Untersuchungen geführt <text:s/>hat, <text:s/>die <text:s/>mit <text:s/>Unterstützung <text:s/>von <text:s/>Freiwilligenarbeit <text:s/>Messdaten <text:s/>an <text:s/>verschiedenen <text:s/>Orten <text:s/>erheben <text:s/>und <text:s/>vergleichen. Ziel <text:s/>dieser <text:s/>Arbeit <text:s/>ist <text:s/>es, <text:s/>die <text:s/>Freiwilligenarbeit <text:s/>und <text:s/>die damit <text:s/>verbundene <text:s/>empirische <text:s/>Forschung <text:s/>im <text:s/>Bereich <text:s/>der <text:s/>Wasserforschung <text:s/>zu vereinfachen. Dies <text:s/>soll <text:s/>durch <text:s/>den <text:s/>Aufbau <text:s/>eines <text:s/>Netzwerks <text:s/>und <text:s/>einer <text:s/>kostengünstigen Messstation <text:s/>zur <text:s/>Auswertung <text:s/>von <text:s/>Wasserdaten <text:s/>erreicht <text:s/>werden. Als <text:s/>Grundlage <text:s/>dient <text:s/>das Projekt <text:s/>„ARWAQUTE“ <text:s/>des <text:s/>Second <text:s/>Lyceum <text:s/>of <text:s/>Kalamaria, <text:s/>das <text:s/>bereits <text:s/>eine <text:s/>Messstation <text:s/>zur <text:s/>Bestimmung <text:s/>der <text:s/>Trinkbarkeit <text:s/>von <text:s/>Wasser <text:s/>entwickelt <text:s/>hatte.</text:p>
      <text:p text:style-name="P8"><text:span text:style-name="T5">Dazu <text:s/>wird <text:s/>die <text:s/>dazugehörige <text:s/>Forschungsfrage <text:s/>gestellt: <text:s/>welche <text:s/>technischen <text:s/>und <text:s/>gestalterischen <text:s/>Verbesserungen <text:s/>sind <text:s/>notwendig, <text:s/>um <text:s/>eine <text:s/>Wassermesst</text:span><text:span text:style-name="T4">a</text:span><text:span text:style-name="T5">tion <text:s/>portabler <text:s/>und <text:s/>anwenderfreundlich <text:s/>zu <text:s/>gestalten?</text:span></text:p>
      <text:p text:style-name="P10">Die <text:s/>zentrale <text:s/>Forschungsfrage <text:s/>dieser <text:s/>Arbeit <text:s/>lautet: <text:s/>Welche <text:s/>technischen <text:s/>und gestalterischen <text:s/>Verbesserungen <text:s/>sind <text:s/>erforderlich, <text:s/>um <text:s/>eine <text:s/>Wassermessstation <text:s/>portabler und <text:s/>benutzerfreundlicher <text:s/>zu <text:s/>gestalten? Zur <text:s/>Beantwortung <text:s/>dieser <text:s/>Frage <text:s/>wurde <text:s/>eine Messstation <text:s/>auf <text:s/>Basis <text:s/>der <text:s/>Raspberry <text:s/>Pi <text:s/>Plattform <text:s/>entwickelt, <text:s/>die <text:s/>mit <text:s/>Sensoren <text:s/>für Temperatur, <text:s/>pH-Wert, <text:s/>Trübung, <text:s/>gelösten Sauerstoff <text:s/>und <text:s/>TDS <text:s/>(Total <text:s/>Dissolved <text:s/>Solids) von <text:s/>Gravity <text:s/>ausgestattet <text:s/>wurde. Besonderer <text:s/>Fokus <text:s/>lag <text:s/>auf <text:s/>der <text:s/>Optimierung <text:s/>der Benutzerfreundlichkeit <text:s/>für <text:s/>Entwickler <text:s/>und <text:s/>Endnutzer, <text:s/>indem <text:s/>Messdaten <text:s/>in <text:s/>Echtzeit durch <text:s/>ein <text:s/>Python-Backend <text:s/>und <text:s/>ein <text:s/>Webinterface <text:s/>visualisiert <text:s/>und <text:s/>analysiert <text:s/>werden.</text:p>
      <text:p text:style-name="P11">Die <text:s/>Ergebnisse <text:s/>zeigen, <text:s/>dass <text:s/>die <text:s/>Messstation <text:s/>trotz <text:s/>der <text:s/>kostengünstigen <text:s/>Sensoren zuverlässige <text:s/>Daten <text:s/>zu <text:s/>den <text:s/>verschiedenen <text:s/>Parametern <text:s/>liefert, <text:s/>deren <text:s/>Genauigkeit <text:s/>von hoch <text:s/>bis <text:s/>ausreichend <text:s/>reicht. Allerdings <text:s/>zeigt <text:s/>die <text:s/>Arbeit <text:s/>auch, <text:s/>dass <text:s/>kostengünstige Sensoren <text:s/>häufig <text:s/>erhöhte <text:s/>Fehlerwerte <text:s/>aufweisen. Dennoch <text:s/>belegen <text:s/>die <text:s/>Ergebnisse <text:s/>das Potenzial, <text:s/>die <text:s/>Anwendung <text:s/>der <text:s/>Messstation <text:s/>in <text:s/>der <text:s/>Freiwilligenforschung <text:s/>zu <text:s/>optimieren und <text:s/>so <text:s/>die <text:s/>Forschung <text:s/>in <text:s/>ressourcenbegrenzten <text:s/>Räumen <text:s/>zu <text:s/>fördern. Darüber <text:s/>hinaus <text:s/>wird <text:s/>gezeigt, <text:s/>dass <text:s/>die <text:s/>Benutzerfreundlichkeit <text:s/>durch <text:s/>intuitive <text:s/>Interfaces <text:s/>verbessert werden <text:s/>kann, <text:s/>sodass <text:s/>Freiwillige <text:s/>die <text:s/>Messstation <text:s/>leichter <text:s/>verstehen <text:s/>und <text:s/>bedienen können. </text:p>
      <text:p text:style-name="P12"><text:span text:style-name="T6">Weiterführende <text:s/>Forschung <text:s/>könnte <text:s/>die <text:s/>Messstation <text:s/>so <text:s/>erweitern, <text:s/>dass <text:s/>diese <text:s/>nicht <text:s/>nur <text:s/>im Bereich <text:s/>der <text:s/>Wasserforschung <text:s/></text:span><text:span text:style-name="T7">nutzbar <text:s/>ist <text:s/>sondern <text:s/>mit <text:s/>generellen <text:s/>analogen <text:s/>Sensoren <text:s/>für den <text:s/>Raspberry <text:s/>Pi <text:s/>und <text:s/>damit <text:s/>eine <text:s/>offene <text:s/>Forschungsplattform <text:s/>zu <text:s/>bauen.</text:span></text:p>
      <text:p text:style-name="P13"/>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list text:style-name="WWNum5">
        <text:list-header>
          <text:h text:style-name="P14" text:outline-level="2"><text:bookmark-start text:name="__RefHeading___Toc9151_2223596081 Kopie 1"/><text:bookmark-start text:name="_TOC_250019 Kopie 1"/>V<text:bookmark-end text:name="_TOC_250019 Kopie 1"/>orwort<text:bookmark-end text:name="__RefHeading___Toc9151_2223596081 Kopie 1"/></text:h>
        </text:list-header>
      </text:list>
      <text:p text:style-name="P15"><text:span text:style-name="T1"/></text:p>
      <text:p text:style-name="P16">Diese <text:s/>Profilarbeit, <text:s/>sowie <text:s/>die <text:s/>dazugehörige <text:s/>Messstation, <text:s/>wurde <text:s/>von <text:s/>uns <text:s/>im Rahmen des Profilkurses <text:s/>Informatik/Mathematik <text:s/>24/25, <text:s/>der <text:s/>gymnasialen <text:s/>Oberstufe <text:s/>der Carl <text:s/>von Ossietzky Bremerhaven, <text:s/>im <text:s/>Zeitraum <text:s/>vom <text:s/>21.11.2024 <text:s/>bis <text:s/>zum <text:s/>28.02.2025 erarbeitet. </text:p>
      <text:p text:style-name="P17"><text:span text:style-name="T8">Kurze Motivation:</text:span><text:span text:style-name="T9"> Schon bevor das Projekt begann, war uns bewusst, dass wir ein Projekt mit Mikroprozessoren oder Single-Board-Computern (SBCs) einleiten wollten. Grund dafür war, dass wir es sehr Interessant fanden, dass Computer von</text:span><text:span text:style-name="T10"> </text:span><text:span text:style-name="T9">ihrem Original riesigen Maßen zu den nun Kreditkarten großen Modellen gewachsen sind und trotzdem immer weiter ihre Leistung erweitern. Des Weiteren hatte Michelle Wallmann auch ein näheres Interesse an der Thematik von Sensoren, da sie vorher noch nie mit solchen gearbeitet hatte. Noch bevor wir uns selber auf ein Thema einigen konnten wurde uns von Herr Ehlert, einem Lehrer der CvO GyO, das Erasmus+ Projekt in Thessaloniki vorgestellt, dort hatte eine griechische Schule, das Second Lyceum of Kalamaria, auf Basis der Arduino Plattform eine kleine Messstation zur Ausmessung der Trinkbarkeit von Wasser erfunden. Dies nannten sie „ARWAQUTE“ (OpenedTech 2024). Das Thema hatte uns natürlich sofort interessiert, während Michelle Wallmann vor allem ein Interesse an dem Wasser Analytischen Teil hatte, hatte Leonie Riedel an dem biologischen Aspekt einer möglichen Profilarbeit Interesse.</text:span></text:p>
      <text:p text:style-name="P18">Arbeitsverteilung (bei mehreren Autoren und Autorinnen):</text:p>
      <text:p text:style-name="P19"><text:span text:style-name="T8"/></text:p>
      <text:p text:style-name="P18">Danksagung <text:s/>:</text:p>
      <text:p text:style-name="P20"/>
      <text:p text:style-name="P20"/>
      <text:p text:style-name="P15"/>
      <text:p text:style-name="P21"><text:soft-page-break/></text:p>
      <text:p text:style-name="P22"/>
      <text:p text:style-name="P21"/>
      <text:p text:style-name="P21"/>
      <text:p text:style-name="P21"/>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WWNum5">
        <text:list-header>
          <text:h text:style-name="P24" text:outline-level="2"/>
        </text:list-header>
      </text:list>
      <text:h text:style-name="P25" text:outline-level="2"/>
      <text:p text:style-name="P23"/>
      <text:p text:style-name="P26"><text:line-break/></text:p>
      <text:p text:style-name="P27"/>
      <text:p text:style-name="P21"/>
      <text:p text:style-name="P21"/>
      <text:p text:style-name="P28">Bibliographie</text:p>
      <text:p text:style-name="P29">Abbildungsverzeichnis</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MT" svg:font-family="'Arial MT'" style:font-family-generic="swiss"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left" style:display-name="Header left" style:family="paragraph" style:parent-style-name="Header" style:class="extra"/>
    <style:style style:name="Frame_20_contents" style:display-name="Frame contents" style:family="paragraph" style:parent-style-name="Standard" style:class="extra"/>
    <style:style style:name="Table_20_Paragraph" style:display-name="Table Paragraph" style:family="paragraph" style:parent-style-name="Standard">
      <style:paragraph-properties fo:margin-left="0.196cm" fo:margin-top="0.185cm" fo:margin-bottom="0cm" style:contextual-spacing="false"/>
      <style:text-properties style:font-name="Times New Roman" fo:font-family="'Times New Roman'" style:font-family-generic="roman" style:font-pitch="variable" fo:language="de" fo:country="D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paragraph-properties fo:margin-left="2.295cm" fo:margin-top="0.106cm" fo:margin-bottom="0cm" style:contextual-spacing="false" fo:text-indent="-0.785cm" style:auto-text-indent="false"/>
      <style:text-properties style:font-name="Times New Roman" fo:font-family="'Times New Roman'" style:font-family-generic="roman" style:font-pitch="variable" fo:language="de" fo:country="D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Contents_20_3" style:display-name="Contents 3" style:family="paragraph" style:parent-style-name="Standard" style:class="index">
      <style:paragraph-properties fo:margin-left="2.295cm" fo:margin-top="0.106cm" fo:margin-bottom="0cm" style:contextual-spacing="false" fo:text-indent="-0.785cm" style:auto-text-indent="false"/>
      <style:text-properties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ntents_20_2" style:display-name="Contents 2" style:family="paragraph" style:parent-style-name="Standard" style:class="index">
      <style:paragraph-properties fo:margin-left="1.399cm" fo:margin-top="0.106cm" fo:margin-bottom="0cm" style:contextual-spacing="false" fo:text-indent="-0.524cm" style:auto-text-indent="false"/>
      <style:text-properties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ntents_20_1" style:display-name="Contents 1" style:family="paragraph" style:parent-style-name="Standard" style:class="index">
      <style:paragraph-properties fo:margin-left="0.589cm" fo:margin-top="0.106cm" fo:margin-bottom="0cm" style:contextual-spacing="false" fo:text-indent="-0.349cm" style:auto-text-indent="false"/>
      <style:text-properties style:font-name="Times New Roman" fo:font-family="'Times New Roman'" style:font-family-generic="roman" style:font-pitch="variable"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Label_20_90" style:display-name="ListLabel 90" style:family="text">
      <style:text-properties fo:color="#1154cc" loext:opacity="100%" fo:letter-spacing="-0.009cm" style:text-underline-style="solid" style:text-underline-width="bold" style:text-underline-color="#1154cc"/>
    </style:style>
    <style:style style:name="ListLabel_20_89" style:display-name="ListLabel 89" style:family="text">
      <style:text-properties fo:color="#1154cc" loext:opacity="100%" fo:letter-spacing="-0.004cm" style:text-underline-style="solid" style:text-underline-width="bold" style:text-underline-color="#1154cc"/>
    </style:style>
    <style:style style:name="ListLabel_20_88" style:display-name="ListLabel 88" style:family="text">
      <style:text-properties fo:color="#1154cc" loext:opacity="100%" fo:letter-spacing="-0.007cm" style:text-underline-style="solid" style:text-underline-width="bold" style:text-underline-color="#1154cc"/>
    </style:style>
    <style:style style:name="ListLabel_20_87" style:display-name="ListLabel 87" style:family="text">
      <style:text-properties fo:color="#1154cc" loext:opacity="100%" style:text-position="0% 100%" style:text-underline-style="solid" style:text-underline-width="bold" style:text-underline-color="#1154cc"/>
    </style:style>
    <style:style style:name="ListLabel_20_86" style:display-name="ListLabel 86" style:family="text">
      <style:text-properties fo:color="#1154cc" loext:opacity="100%" style:text-underline-style="solid" style:text-underline-width="bold" style:text-underline-color="#1154cc"/>
    </style:style>
    <style:style style:name="ListLabel_20_85" style:display-name="ListLabel 85" style:family="text">
      <style:text-properties fo:letter-spacing="0.004cm"/>
    </style:style>
    <style:style style:name="ListLabel_20_84" style:display-name="ListLabel 84" style:family="text">
      <style:text-properties fo:letter-spacing="0.002cm"/>
    </style:style>
    <style:style style:name="ListLabel_20_83" style:display-name="ListLabel 83" style:family="text">
      <style:text-properties fo:letter-spacing="-0.021cm"/>
    </style:style>
    <style:style style:name="ListLabel_20_82" style:display-name="ListLabel 82" style:family="text">
      <style:text-properties fo:letter-spacing="-0.011cm"/>
    </style:style>
    <style:style style:name="ListLabel_20_81" style:display-name="ListLabel 81" style:family="text">
      <style:text-properties fo:letter-spacing="-0.012cm"/>
    </style:style>
    <style:style style:name="ListLabel_20_80" style:display-name="ListLabel 80" style:family="text">
      <style:text-properties fo:letter-spacing="-0.009cm"/>
    </style:style>
    <style:style style:name="ListLabel_20_79" style:display-name="ListLabel 79" style:family="text">
      <style:text-properties fo:letter-spacing="-0.007cm"/>
    </style:style>
    <style:style style:name="ListLabel_20_78" style:display-name="ListLabel 78" style:family="text">
      <style:text-properties fo:letter-spacing="-0.002cm"/>
    </style:style>
    <style:style style:name="Internet_20_link" style:display-name="Internet link" style:family="text">
      <style:text-properties fo:color="#000080" loext:opacity="100%" style:text-underline-style="solid" style:text-underline-width="auto" style:text-underline-color="font-color"/>
    </style:style>
    <style:style style:name="ListLabel_20_77" style:display-name="ListLabel 77" style:family="text">
      <style:text-properties fo:letter-spacing="-0.018cm"/>
    </style:style>
    <style:style style:name="ListLabel_20_76" style:display-name="ListLabel 76" style:family="text">
      <style:text-properties fo:font-weight="normal" style:font-weight-asian="normal"/>
    </style:style>
    <style:style style:name="ListLabel_20_75" style:display-name="ListLabel 75" style:family="text">
      <style:text-properties fo:letter-spacing="-0.004cm"/>
    </style:style>
    <style:style style:name="ListLabel_20_74" style:display-name="ListLabel 74" style:family="text">
      <style:text-properties fo:letter-spacing="-0.016cm"/>
    </style:style>
    <style:style style:name="ListLabel_20_73" style:display-name="ListLabel 73" style:family="text"/>
    <style:style style:name="ListLabel_20_72" style:display-name="ListLabel 72" style:family="text">
      <style:text-properties fo:language="de" fo:country="DE" style:language-asian="en" style:country-asian="US" style:language-complex="ar" style:country-complex="SA"/>
    </style:style>
    <style:style style:name="ListLabel_20_71" style:display-name="ListLabel 71" style:family="text">
      <style:text-properties fo:language="de" fo:country="DE" style:language-asian="en" style:country-asian="US" style:language-complex="ar" style:country-complex="SA"/>
    </style:style>
    <style:style style:name="ListLabel_20_70" style:display-name="ListLabel 70" style:family="text">
      <style:text-properties fo:language="de" fo:country="DE" style:language-asian="en" style:country-asian="US" style:language-complex="ar" style:country-complex="SA"/>
    </style:style>
    <style:style style:name="ListLabel_20_69" style:display-name="ListLabel 69" style:family="text">
      <style:text-properties fo:language="de" fo:country="DE" style:language-asian="en" style:country-asian="US" style:language-complex="ar" style:country-complex="SA"/>
    </style:style>
    <style:style style:name="ListLabel_20_68" style:display-name="ListLabel 68" style:family="text">
      <style:text-properties fo:language="de" fo:country="DE" style:language-asian="en" style:country-asian="US" style:language-complex="ar" style:country-complex="SA"/>
    </style:style>
    <style:style style:name="ListLabel_20_67" style:display-name="ListLabel 67" style:family="text">
      <style:text-properties fo:language="de" fo:country="DE" style:language-asian="en" style:country-asian="US" style:language-complex="ar" style:country-complex="SA"/>
    </style:style>
    <style:style style:name="ListLabel_20_66" style:display-name="ListLabel 66" style:family="text">
      <style:text-properties fo:language="de" fo:country="DE" style:language-asian="en" style:country-asian="US" style:language-complex="ar" style:country-complex="SA"/>
    </style:style>
    <style:style style:name="ListLabel_20_65" style:display-name="ListLabel 65" style:family="text">
      <style:text-properties fo:language="de" fo:country="DE" style:language-asian="en" style:country-asian="US" style:language-complex="ar" style:country-complex="SA"/>
    </style:style>
    <style:style style:name="ListLabel_20_64" style:display-name="ListLabel 64" style:family="text">
      <style:text-properties style:font-name="Calibri" fo:font-family="Calibri" style:font-family-generic="swiss" style:font-pitch="variable" fo:font-size="10pt" fo:letter-spacing="normal" fo:language="de" fo:country="DE" fo:font-style="normal" fo:font-weight="normal" style:font-name-asian="Arial MT1" style:font-family-asian="'Arial MT'" style:font-family-generic-asian="system" style:font-pitch-asian="variable" style:font-size-asian="10pt" style:language-asian="en" style:country-asian="US" style:font-style-asian="normal" style:font-weight-asian="normal" style:font-name-complex="Arial MT1" style:font-family-complex="'Arial MT'" style:font-family-generic-complex="system" style:font-pitch-complex="variable" style:font-size-complex="10pt" style:language-complex="ar" style:country-complex="SA" style:font-style-complex="normal" style:font-weight-complex="normal" style:text-scale="60%"/>
    </style:style>
    <style:style style:name="ListLabel_20_63" style:display-name="ListLabel 63" style:family="text">
      <style:text-properties fo:language="de" fo:country="DE" style:language-asian="en" style:country-asian="US" style:language-complex="ar" style:country-complex="SA"/>
    </style:style>
    <style:style style:name="ListLabel_20_62" style:display-name="ListLabel 62" style:family="text">
      <style:text-properties fo:language="de" fo:country="DE" style:language-asian="en" style:country-asian="US" style:language-complex="ar" style:country-complex="SA"/>
    </style:style>
    <style:style style:name="ListLabel_20_61" style:display-name="ListLabel 61" style:family="text">
      <style:text-properties fo:language="de" fo:country="DE" style:language-asian="en" style:country-asian="US" style:language-complex="ar" style:country-complex="SA"/>
    </style:style>
    <style:style style:name="ListLabel_20_60" style:display-name="ListLabel 60" style:family="text">
      <style:text-properties fo:language="de" fo:country="DE" style:language-asian="en" style:country-asian="US" style:language-complex="ar" style:country-complex="SA"/>
    </style:style>
    <style:style style:name="ListLabel_20_59" style:display-name="ListLabel 59" style:family="text">
      <style:text-properties fo:language="de" fo:country="DE" style:language-asian="en" style:country-asian="US" style:language-complex="ar" style:country-complex="SA"/>
    </style:style>
    <style:style style:name="ListLabel_20_58" style:display-name="ListLabel 58"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57" style:display-name="ListLabel 57"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56" style:display-name="ListLabel 56"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55" style:display-name="ListLabel 55"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54" style:display-name="ListLabel 54" style:family="text">
      <style:text-properties fo:language="de" fo:country="DE" style:language-asian="en" style:country-asian="US" style:language-complex="ar" style:country-complex="SA"/>
    </style:style>
    <style:style style:name="ListLabel_20_53" style:display-name="ListLabel 53" style:family="text">
      <style:text-properties fo:language="de" fo:country="DE" style:language-asian="en" style:country-asian="US" style:language-complex="ar" style:country-complex="SA"/>
    </style:style>
    <style:style style:name="ListLabel_20_52" style:display-name="ListLabel 52" style:family="text">
      <style:text-properties fo:language="de" fo:country="DE" style:language-asian="en" style:country-asian="US" style:language-complex="ar" style:country-complex="SA"/>
    </style:style>
    <style:style style:name="ListLabel_20_51" style:display-name="ListLabel 51" style:family="text">
      <style:text-properties fo:language="de" fo:country="DE" style:language-asian="en" style:country-asian="US" style:language-complex="ar" style:country-complex="SA"/>
    </style:style>
    <style:style style:name="ListLabel_20_50" style:display-name="ListLabel 50" style:family="text">
      <style:text-properties fo:language="de" fo:country="DE" style:language-asian="en" style:country-asian="US" style:language-complex="ar" style:country-complex="SA"/>
    </style:style>
    <style:style style:name="ListLabel_20_49" style:display-name="ListLabel 49" style:family="text">
      <style:text-properties fo:language="de" fo:country="DE" style:language-asian="en" style:country-asian="US" style:language-complex="ar" style:country-complex="SA"/>
    </style:style>
    <style:style style:name="ListLabel_20_48" style:display-name="ListLabel 48"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47" style:display-name="ListLabel 47"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46" style:display-name="ListLabel 46" style:family="text">
      <style:text-properties fo:language="de" fo:country="DE" style:language-asian="en" style:country-asian="US" style:language-complex="ar" style:country-complex="SA"/>
    </style:style>
    <style:style style:name="ListLabel_20_45" style:display-name="ListLabel 45" style:family="text">
      <style:text-properties fo:language="de" fo:country="DE" style:language-asian="en" style:country-asian="US" style:language-complex="ar" style:country-complex="SA"/>
    </style:style>
    <style:style style:name="ListLabel_20_44" style:display-name="ListLabel 44" style:family="text">
      <style:text-properties fo:language="de" fo:country="DE" style:language-asian="en" style:country-asian="US" style:language-complex="ar" style:country-complex="SA"/>
    </style:style>
    <style:style style:name="ListLabel_20_43" style:display-name="ListLabel 43" style:family="text">
      <style:text-properties fo:language="de" fo:country="DE" style:language-asian="en" style:country-asian="US" style:language-complex="ar" style:country-complex="SA"/>
    </style:style>
    <style:style style:name="ListLabel_20_42" style:display-name="ListLabel 42" style:family="text">
      <style:text-properties fo:language="de" fo:country="DE" style:language-asian="en" style:country-asian="US" style:language-complex="ar" style:country-complex="SA"/>
    </style:style>
    <style:style style:name="ListLabel_20_41" style:display-name="ListLabel 41" style:family="text">
      <style:text-properties fo:language="de" fo:country="DE" style:language-asian="en" style:country-asian="US" style:language-complex="ar" style:country-complex="SA"/>
    </style:style>
    <style:style style:name="ListLabel_20_40" style:display-name="ListLabel 40" style:family="text">
      <style:text-properties fo:language="de" fo:country="DE" style:language-asian="en" style:country-asian="US" style:language-complex="ar" style:country-complex="SA"/>
    </style:style>
    <style:style style:name="ListLabel_20_39" style:display-name="ListLabel 39"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38" style:display-name="ListLabel 38" style:family="text">
      <style:text-properties style:font-name="Times New Roman" fo:font-family="'Times New Roman'" style:font-family-generic="roman" style:font-pitch="variable" fo:font-size="10pt" fo:letter-spacing="-0.002cm" fo:language="de" fo:country="DE"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0%"/>
    </style:style>
    <style:style style:name="ListLabel_20_37" style:display-name="ListLabel 37" style:family="text">
      <style:text-properties fo:language="de" fo:country="DE" style:language-asian="en" style:country-asian="US" style:language-complex="ar" style:country-complex="SA"/>
    </style:style>
    <style:style style:name="ListLabel_20_36" style:display-name="ListLabel 36" style:family="text">
      <style:text-properties fo:language="de" fo:country="DE" style:language-asian="en" style:country-asian="US" style:language-complex="ar" style:country-complex="SA"/>
    </style:style>
    <style:style style:name="ListLabel_20_35" style:display-name="ListLabel 35" style:family="text">
      <style:text-properties fo:language="de" fo:country="DE" style:language-asian="en" style:country-asian="US" style:language-complex="ar" style:country-complex="SA"/>
    </style:style>
    <style:style style:name="ListLabel_20_34" style:display-name="ListLabel 34" style:family="text">
      <style:text-properties fo:language="de" fo:country="DE" style:language-asian="en" style:country-asian="US" style:language-complex="ar" style:country-complex="SA"/>
    </style:style>
    <style:style style:name="ListLabel_20_33" style:display-name="ListLabel 33" style:family="text">
      <style:text-properties fo:language="de" fo:country="DE" style:language-asian="en" style:country-asian="US" style:language-complex="ar" style:country-complex="SA"/>
    </style:style>
    <style:style style:name="ListLabel_20_32" style:display-name="ListLabel 32" style:family="text">
      <style:text-properties fo:language="de" fo:country="DE" style:language-asian="en" style:country-asian="US" style:language-complex="ar" style:country-complex="SA"/>
    </style:style>
    <style:style style:name="ListLabel_20_31" style:display-name="ListLabel 31" style:family="text">
      <style:text-properties fo:language="de" fo:country="DE" style:language-asian="en" style:country-asian="US" style:language-complex="ar" style:country-complex="SA"/>
    </style:style>
    <style:style style:name="ListLabel_20_30" style:display-name="ListLabel 30" style:family="text">
      <style:text-properties fo:language="de" fo:country="DE" style:language-asian="en" style:country-asian="US" style:language-complex="ar" style:country-complex="SA"/>
    </style:style>
    <style:style style:name="ListLabel_20_29" style:display-name="ListLabel 29" style:family="text">
      <style:text-properties fo:language="de" fo:country="DE"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27" style:display-name="ListLabel 27" style:family="text">
      <style:text-properties fo:language="de" fo:country="DE" style:language-asian="en" style:country-asian="US" style:language-complex="ar" style:country-complex="SA"/>
    </style:style>
    <style:style style:name="ListLabel_20_26" style:display-name="ListLabel 26" style:family="text">
      <style:text-properties fo:language="de" fo:country="DE" style:language-asian="en" style:country-asian="US" style:language-complex="ar" style:country-complex="SA"/>
    </style:style>
    <style:style style:name="ListLabel_20_25" style:display-name="ListLabel 25" style:family="text">
      <style:text-properties fo:language="de" fo:country="DE" style:language-asian="en" style:country-asian="US" style:language-complex="ar" style:country-complex="SA"/>
    </style:style>
    <style:style style:name="ListLabel_20_24" style:display-name="ListLabel 24" style:family="text">
      <style:text-properties fo:language="de" fo:country="DE" style:language-asian="en" style:country-asian="US" style:language-complex="ar" style:country-complex="SA"/>
    </style:style>
    <style:style style:name="ListLabel_20_23" style:display-name="ListLabel 23" style:family="text">
      <style:text-properties fo:language="de" fo:country="DE" style:language-asian="en" style:country-asian="US" style:language-complex="ar" style:country-complex="SA"/>
    </style:style>
    <style:style style:name="ListLabel_20_22" style:display-name="ListLabel 22" style:family="text">
      <style:text-properties fo:language="de" fo:country="DE" style:language-asian="en" style:country-asian="US" style:language-complex="ar" style:country-complex="SA"/>
    </style:style>
    <style:style style:name="ListLabel_20_21" style:display-name="ListLabel 21" style:family="text">
      <style:text-properties fo:color="#424242" loext:opacity="100%"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20" style:display-name="ListLabel 20"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19" style:display-name="ListLabel 19" style:family="text">
      <style:text-properties fo:language="de" fo:country="DE" style:language-asian="en" style:country-asian="US" style:language-complex="ar" style:country-complex="SA"/>
    </style:style>
    <style:style style:name="ListLabel_20_18" style:display-name="ListLabel 18" style:family="text">
      <style:text-properties fo:language="de" fo:country="DE" style:language-asian="en" style:country-asian="US" style:language-complex="ar" style:country-complex="SA"/>
    </style:style>
    <style:style style:name="ListLabel_20_17" style:display-name="ListLabel 17" style:family="text">
      <style:text-properties fo:language="de" fo:country="DE" style:language-asian="en" style:country-asian="US" style:language-complex="ar" style:country-complex="SA"/>
    </style:style>
    <style:style style:name="ListLabel_20_16" style:display-name="ListLabel 16" style:family="text">
      <style:text-properties fo:language="de" fo:country="DE" style:language-asian="en" style:country-asian="US" style:language-complex="ar" style:country-complex="SA"/>
    </style:style>
    <style:style style:name="ListLabel_20_15" style:display-name="ListLabel 15" style:family="text">
      <style:text-properties fo:language="de" fo:country="DE" style:language-asian="en" style:country-asian="US" style:language-complex="ar" style:country-complex="SA"/>
    </style:style>
    <style:style style:name="ListLabel_20_14" style:display-name="ListLabel 14" style:family="text">
      <style:text-properties fo:language="de" fo:country="DE" style:language-asian="en" style:country-asian="US" style:language-complex="ar" style:country-complex="SA"/>
    </style:style>
    <style:style style:name="ListLabel_20_13" style:display-name="ListLabel 13" style:family="text">
      <style:text-properties fo:language="de" fo:country="DE" style:language-asian="en" style:country-asian="US" style:language-complex="ar" style:country-complex="SA"/>
    </style:style>
    <style:style style:name="ListLabel_20_12" style:display-name="ListLabel 12" style:family="text">
      <style:text-properties fo:color="#424242" loext:opacity="100%"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11" style:display-name="ListLabel 11"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10" style:display-name="ListLabel 10"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9" style:display-name="ListLabel 9" style:family="text">
      <style:text-properties fo:language="de" fo:country="DE" style:language-asian="en" style:country-asian="US" style:language-complex="ar" style:country-complex="SA"/>
    </style:style>
    <style:style style:name="ListLabel_20_8" style:display-name="ListLabel 8" style:family="text">
      <style:text-properties fo:language="de" fo:country="DE" style:language-asian="en" style:country-asian="US" style:language-complex="ar" style:country-complex="SA"/>
    </style:style>
    <style:style style:name="ListLabel_20_7" style:display-name="ListLabel 7" style:family="text">
      <style:text-properties fo:language="de" fo:country="DE" style:language-asian="en" style:country-asian="US" style:language-complex="ar" style:country-complex="SA"/>
    </style:style>
    <style:style style:name="ListLabel_20_6" style:display-name="ListLabel 6" style:family="text">
      <style:text-properties fo:language="de" fo:country="DE" style:language-asian="en" style:country-asian="US" style:language-complex="ar" style:country-complex="SA"/>
    </style:style>
    <style:style style:name="ListLabel_20_5" style:display-name="ListLabel 5" style:family="text">
      <style:text-properties fo:language="de" fo:country="DE" style:language-asian="en" style:country-asian="US" style:language-complex="ar" style:country-complex="SA"/>
    </style:style>
    <style:style style:name="ListLabel_20_4" style:display-name="ListLabel 4" style:family="text">
      <style:text-properties fo:language="de" fo:country="DE" style:language-asian="en" style:country-asian="US" style:language-complex="ar" style:country-complex="SA"/>
    </style:style>
    <style:style style:name="ListLabel_20_3" style:display-name="ListLabel 3" style:family="text">
      <style:text-properties fo:color="#424242" loext:opacity="100%"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2" style:display-name="ListLabel 2" style:family="text">
      <style:text-properties style:font-name="Times New Roman" fo:font-family="'Times New Roman'" style:font-family-generic="roman" style:font-pitch="variable" fo:font-size="10pt" fo:letter-spacing="-0.002cm" fo:language="de" fo:country="DE"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100%"/>
    </style:style>
    <style:style style:name="ListLabel_20_1" style:display-name="ListLabel 1" style:family="text">
      <style:text-properties fo:language="de" fo:country="DE" style:language-asian="en" style:country-asian="US" style:language-complex="ar" style:country-complex="SA"/>
    </style:style>
    <style:style style:name="Default_20_Paragraph_20_Font" style:display-name="Default Paragraph Font" style:family="text"/>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loext:num-list-format="%1%" style:num-format="1">
        <style:list-level-properties text:list-level-position-and-space-mode="label-alignment">
          <style:list-level-label-alignment text:label-followed-by="listtab" fo:text-indent="-0.529cm" fo:margin-left="0.24cm"/>
        </style:list-level-properties>
      </text:list-level-style-number>
      <text:list-level-style-number text:level="2" text:style-name="ListLabel_20_2" loext:num-list-format="%1%.%2%" style:num-format="1" text:start-value="3" text:display-levels="2">
        <style:list-level-properties text:list-level-position-and-space-mode="label-alignment">
          <style:list-level-label-alignment text:label-followed-by="listtab" fo:text-indent="-0.529cm" fo:margin-left="0.24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794cm" fo:margin-left="1.034cm"/>
        </style:list-level-properties>
      </text:list-level-style-number>
      <text:list-level-style-bullet text:level="4" text:style-name="ListLabel_20_4" loext:num-list-format="•" style:num-suffix="•" text:bullet-char="•">
        <style:list-level-properties text:list-level-position-and-space-mode="label-alignment">
          <style:list-level-label-alignment text:label-followed-by="listtab" fo:text-indent="-0.794cm" fo:margin-left="0.5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94cm" fo:margin-left="0.35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94cm" fo:margin-left="0.13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94cm" fo:margin-left="-0.08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94cm" fo:margin-left="-0.305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94cm" fo:margin-left="-0.52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loext:num-list-format="%1%." style:num-suffix="." style:num-format="1">
        <style:list-level-properties text:list-level-position-and-space-mode="label-alignment">
          <style:list-level-label-alignment text:label-followed-by="listtab" fo:text-indent="-0.353cm" fo:margin-left="0.59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529cm" fo:margin-left="0.769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794cm" fo:margin-left="1.034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fo:text-indent="-0.794cm" fo:margin-left="0.43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94cm" fo:margin-left="-0.15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94cm" fo:margin-left="-0.74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94cm" fo:margin-left="-1.33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94cm" fo:margin-left="-1.92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94cm" fo:margin-left="-2.51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9" loext:num-list-format="%1%" style:num-format="1">
        <style:list-level-properties text:list-level-position-and-space-mode="label-alignment">
          <style:list-level-label-alignment text:label-followed-by="listtab" fo:text-indent="-0.617cm" fo:margin-left="0.857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17cm" fo:margin-left="0.85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794cm" fo:margin-left="1.034cm"/>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794cm" fo:margin-left="-0.55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94cm" fo:margin-left="-1.339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94cm" fo:margin-left="-2.12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94cm" fo:margin-left="-2.912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94cm" fo:margin-left="-3.699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94cm" fo:margin-left="-4.4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loext:num-list-format="%1%." style:num-suffix="." style:num-format="I">
        <style:list-level-properties text:list-level-position-and-space-mode="label-alignment">
          <style:list-level-label-alignment text:label-followed-by="listtab" fo:text-indent="-0.861cm" fo:margin-left="7.156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861cm" fo:margin-left="8.24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61cm" fo:margin-left="9.335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61cm" fo:margin-left="10.421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61cm" fo:margin-left="11.50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61cm" fo:margin-left="12.59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61cm" fo:margin-left="13.681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61cm" fo:margin-left="14.76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61cm" fo:margin-left="15.85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7" loext:num-list-format="%1%" style:num-format="1" text:start-value="2">
        <style:list-level-properties text:list-level-position-and-space-mode="label-alignment">
          <style:list-level-label-alignment text:label-followed-by="listtab" fo:text-indent="-0.529cm" fo:margin-left="1.404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529cm" fo:margin-left="1.404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794cm" fo:margin-left="2.304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794cm" fo:margin-left="5.789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94cm" fo:margin-left="7.537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94cm" fo:margin-left="9.28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94cm" fo:margin-left="11.033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94cm" fo:margin-left="12.781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94cm" fo:margin-left="14.5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6" loext:num-list-format="%1%" style:num-format="1">
        <style:list-level-properties text:list-level-position-and-space-mode="label-alignment">
          <style:list-level-label-alignment text:label-followed-by="listtab" fo:text-indent="-0.529cm" fo:margin-left="1.404cm"/>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529cm" fo:margin-left="1.404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794cm" fo:margin-left="2.304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794cm" fo:margin-left="5.789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94cm" fo:margin-left="7.537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94cm" fo:margin-left="9.28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94cm" fo:margin-left="11.033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94cm" fo:margin-left="12.781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94cm" fo:margin-left="14.5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5" loext:num-list-format="%1%." style:num-suffix="." style:num-format="I">
        <style:list-level-properties text:list-level-position-and-space-mode="label-alignment">
          <style:list-level-label-alignment text:label-followed-by="listtab" fo:text-indent="-0.314cm" fo:margin-left="0.552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353cm" fo:margin-left="0.593cm"/>
        </style:list-level-properties>
      </text:list-level-style-number>
      <text:list-level-style-number text:level="3" text:style-name="ListLabel_20_57" loext:num-list-format="%2%.%3%." style:num-suffix="." style:num-format="1" text:display-levels="2">
        <style:list-level-properties text:list-level-position-and-space-mode="label-alignment">
          <style:list-level-label-alignment text:label-followed-by="listtab" fo:text-indent="-0.617cm" fo:margin-left="1.492cm"/>
        </style:list-level-properties>
      </text:list-level-style-number>
      <text:list-level-style-number text:level="4" text:style-name="ListLabel_20_58" loext:num-list-format="%2%.%3%.%4%" style:num-format="1" text:display-levels="3">
        <style:list-level-properties text:list-level-position-and-space-mode="label-alignment">
          <style:list-level-label-alignment text:label-followed-by="listtab" fo:text-indent="-0.794cm" fo:margin-left="2.304cm"/>
        </style:list-level-properties>
      </text:list-level-style-number>
      <text:list-level-style-bullet text:level="5" text:style-name="ListLabel_20_59" loext:num-list-format="•" style:num-suffix="•" text:bullet-char="•">
        <style:list-level-properties text:list-level-position-and-space-mode="label-alignment">
          <style:list-level-label-alignment text:label-followed-by="listtab" fo:text-indent="-0.794cm" fo:margin-left="4.54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794cm" fo:margin-left="6.78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794cm" fo:margin-left="9.035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794cm" fo:margin-left="11.284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794cm" fo:margin-left="13.5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4" loext:num-list-format="●" style:num-suffix="●" text:bullet-char="●">
        <style:list-level-properties text:list-level-position-and-space-mode="label-alignment">
          <style:list-level-label-alignment text:label-followed-by="listtab" fo:text-indent="-0.635cm" fo:margin-left="1.51cm"/>
        </style:list-level-properties>
        <style:text-properties fo:font-family="'Arial MT'"/>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168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9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47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77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1.42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3.074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4.7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margin-left="0cm" fo:margin-right="0cm" fo:line-height="5%"/>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style:font-name="Arial MT" fo:font-size="11pt" style:font-size-asian="11pt"/>
    </style:style>
    <style:style style:name="MT2" style:family="text">
      <style:text-properties style:font-name="Arial MT" fo:font-size="11pt" fo:letter-spacing="-0.009cm" style:font-size-asian="11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506cm" fo:min-width="0.6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82cm" fo:margin-bottom="0.494cm" fo:margin-left="2.249cm" fo:margin-right="0.75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46cm" fo:margin-left="0cm" fo:margin-right="0cm" fo:margin-bottom="0.945cm" style:dynamic-spacing="true"/>
      </style:header-style>
      <style:footer-style/>
    </style:page-layout>
    <style:page-layout style:name="Mpm3">
      <style:page-layout-properties fo:page-width="21.001cm" fo:page-height="29.7cm" style:num-format="1" style:print-orientation="portrait" fo:margin-top="2.364cm" fo:margin-bottom="0.494cm" fo:margin-left="2.249cm" fo:margin-right="0.75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6" style:page-layout-name="Mpm2" draw:style-name="Mdp1">
      <style:header>
        <text:p text:style-name="MP1"><draw:custom-shape text:anchor-type="char" draw:z-index="3" draw:name="Textbox 15"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1" text:anchor-type="char" svg:x="18.045cm" svg:y="1.247cm" svg:width="0.612cm" svg:height="0.506cm" draw:z-index="0"><draw:text-box><text:p text:style-name="MP2" loext:marker-style-name="MT1"><text:span text:style-name="MT2"><text:page-number text:select-page="current">0</text:page-number></text:span></text:p></draw:text-box></draw:frame><draw:frame draw:style-name="Mfr1" draw:name="Rahmen20"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 style:page-layout-name="Mpm3" draw:style-name="Mdp1"/>
    <style:master-page style:name="Converted2" style:page-layout-name="Mpm3" draw:style-name="Mdp1"/>
    <style:master-page style:name="Converted3" style:page-layout-name="Mpm2" draw:style-name="Mdp1">
      <style:header>
        <text:p text:style-name="MP1"><draw:custom-shape text:anchor-type="char" draw:z-index="7" draw:name="Textbox 1"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2"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2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4" style:page-layout-name="Mpm2" draw:style-name="Mdp1">
      <style:header>
        <text:p text:style-name="MP1"><draw:custom-shape text:anchor-type="char" draw:z-index="10" draw:name="Textbox 2"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3"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3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2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5" style:page-layout-name="Mpm2" draw:style-name="Mdp1">
      <style:header>
        <text:p text:style-name="MP1"><draw:custom-shape text:anchor-type="char" draw:z-index="12" draw:name="Textbox 3"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4"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4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3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6" style:page-layout-name="Mpm2" draw:style-name="Mdp1">
      <style:header>
        <text:p text:style-name="MP1"><draw:custom-shape text:anchor-type="char" draw:z-index="0" draw:name="Textbox 4"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5"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5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4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7" style:page-layout-name="Mpm2" draw:style-name="Mdp1">
      <style:header>
        <text:p text:style-name="MP1"><draw:custom-shape text:anchor-type="char" draw:z-index="13" draw:name="Textbox 5"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6"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6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5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8" style:page-layout-name="Mpm2" draw:style-name="Mdp1">
      <style:header>
        <text:p text:style-name="MP1"><draw:custom-shape text:anchor-type="char" draw:z-index="2" draw:name="Textbox 6"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7"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7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6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9" style:page-layout-name="Mpm2" draw:style-name="Mdp1">
      <style:header>
        <text:p text:style-name="MP1"><draw:custom-shape text:anchor-type="char" draw:z-index="4" draw:name="Textbox 7"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8"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8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711" text:anchor-type="char" svg:x="18.045cm" svg:y="1.247cm" svg:width="0.612cm" svg:height="0.508cm" draw:z-index="0"><draw:text-box><text:p text:style-name="MP2" loext:marker-style-name="MT1"><text:span text:style-name="MT2"><text:page-number text:select-page="current">0</text:page-number></text:span></text:p></draw:text-box></draw:frame></text:p>
      </style:header>
    </style:master-page>
    <style:master-page style:name="Converted10" style:page-layout-name="Mpm2" draw:style-name="Mdp1">
      <style:header>
        <text:p text:style-name="MP1"><draw:custom-shape text:anchor-type="char" draw:z-index="6" draw:name="Textbox 8"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9"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9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1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1" style:page-layout-name="Mpm2" draw:style-name="Mdp1">
      <style:header>
        <text:p text:style-name="MP1"><draw:custom-shape text:anchor-type="char" draw:z-index="9" draw:name="Textbox 9"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0"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0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5"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2" style:page-layout-name="Mpm2" draw:style-name="Mdp1">
      <style:header>
        <text:p text:style-name="MP1"><draw:custom-shape text:anchor-type="char" draw:z-index="11" draw:name="Textbox 11"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2"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2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6"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3" style:page-layout-name="Mpm2" draw:style-name="Mdp1">
      <style:header>
        <text:p text:style-name="MP1"><draw:custom-shape text:anchor-type="char" draw:z-index="8" draw:name="Textbox 12"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3"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3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7"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4" style:page-layout-name="Mpm2" draw:style-name="Mdp1">
      <style:header>
        <text:p text:style-name="MP1"><draw:custom-shape text:anchor-type="char" draw:z-index="1" draw:name="Textbox 13"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4"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4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8"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Converted15" style:page-layout-name="Mpm2" draw:style-name="Mdp1">
      <style:header>
        <text:p text:style-name="MP1"><draw:custom-shape text:anchor-type="char" draw:z-index="5" draw:name="Textbox 14" draw:style-name="Mgr1" draw:text-style-name="MP3" svg:width="0.609cm" svg:height="0.505cm" svg:x="18.045cm" svg:y="1.247cm"><text:p text:style-name="MP2" loext:marker-style-name="MT1"><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Rahmen19" text:anchor-type="char" svg:x="0cm" svg:y="0cm" svg:width="0.612cm" svg:height="0.508cm" draw:z-index="0"><draw:text-box><text:p text:style-name="MP2" loext:marker-style-name="MT1"><text:span text:style-name="MT2"><text:page-number text:select-page="current">0</text:page-number></text:span></text:p></draw:text-box></draw:frame><draw:frame draw:style-name="Mfr1" draw:name="Rahmen191" text:anchor-type="char" svg:x="18.045cm" svg:y="1.247cm" svg:width="0.612cm" svg:height="0.508cm" draw:z-index="0"><draw:text-box><text:p text:style-name="MP2" loext:marker-style-name="MT1"><text:span text:style-name="MT2"><text:page-number text:select-page="current">0</text:page-number></text:span></text:p></draw:text-box></draw:frame><draw:frame draw:style-name="Mfr1" draw:name="Rahmen1911" text:anchor-type="char" svg:x="18.045cm" svg:y="1.247cm" svg:width="0.612cm" svg:height="0.506cm" draw:z-index="0"><draw:text-box><text:p text:style-name="MP2" loext:marker-style-name="MT1"><text:span text:style-name="MT2"><text:page-number text:select-page="current">0</text:page-number></text:span></text:p></draw:text-box></draw:frame></text:p>
      </style:header>
    </style:master-page>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6T12:56:00.002000000</dc:date>
    <meta:editing-duration>PT38M35S</meta:editing-duration>
    <meta:editing-cycles>4</meta:editing-cycles>
    <meta:generator>LibreOffice/24.8.4.2$Windows_X86_64 LibreOffice_project/bb3cfa12c7b1bf994ecc5649a80400d06cd71002</meta:generator>
    <meta:document-statistic meta:table-count="0" meta:image-count="0" meta:object-count="0" meta:page-count="8" meta:paragraph-count="64" meta:word-count="585" meta:character-count="4499" meta:non-whitespace-character-count="3659"/>
  </office:meta>
</office:document-meta>
</file>